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6" style:family="paragraph" style:parent-style-name="Standard">
      <style:text-properties style:font-name="Arial" fo:font-size="10pt" style:font-size-asian="10pt"/>
    </style:style>
    <style:style style:name="P7" style:family="paragraph" style:parent-style-name="_37_._20_Pré-texto_3a__20_Texto_20_da_20_Capa">
      <style:text-properties style:font-name="Arial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9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3" style:family="paragraph" style:parent-style-name="_37_._20_Pré-texto_3a__20_Texto_20_da_20_Capa">
      <style:text-properties fo:color="#000000" loext:opacity="100%" style:font-name="Arial"/>
    </style:style>
    <style:style style:name="P34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5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36" style:family="paragraph" style:parent-style-name="_37_._20_Pré-texto_3a__20_Texto_20_da_20_Capa">
      <style:text-properties officeooo:paragraph-rsid="001e8838"/>
    </style:style>
    <style:style style:name="P37" style:family="paragraph" style:parent-style-name="Texto_20_Normal">
      <style:text-properties officeooo:paragraph-rsid="001e8838"/>
    </style:style>
    <style:style style:name="P38" style:family="paragraph" style:parent-style-name="_37_._20_Pré-texto_3a__20_Texto_20_da_20_Capa">
      <style:text-properties officeooo:paragraph-rsid="0020e087"/>
    </style:style>
    <style:style style:name="P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42" style:family="paragraph" style:parent-style-name="Texto_20_Normal">
      <style:text-properties officeooo:paragraph-rsid="001b1318"/>
    </style:style>
    <style:style style:name="P43" style:family="paragraph" style:parent-style-name="Texto_20_Normal">
      <style:text-properties officeooo:paragraph-rsid="001d5ca7"/>
    </style:style>
    <style:style style:name="P44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4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46" style:family="paragraph" style:parent-style-name="Heading_20_1">
      <style:paragraph-properties fo:text-align="start" style:justify-single-word="false"/>
    </style:style>
    <style:style style:name="P47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8" style:family="paragraph" style:parent-style-name="Heading_20_1">
      <style:paragraph-properties fo:text-align="justify" style:justify-single-word="false" fo:break-before="page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0pt" style:font-size-asian="10pt" style:font-size-complex="10pt"/>
    </style:style>
    <style:style style:name="T13" style:family="text">
      <style:text-properties fo:color="#000000" loext:opacity="100%" style:font-name="Arial" fo:font-size="10pt" officeooo:rsid="001e8838" style:font-size-asian="10pt" style:font-size-complex="10pt"/>
    </style:style>
    <style:style style:name="T14" style:family="text">
      <style:text-properties fo:color="#000000" loext:opacity="100%" style:font-name="Arial" fo:font-size="10pt" officeooo:rsid="001b8311" style:font-size-asian="10pt"/>
    </style:style>
    <style:style style:name="T15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6" style:family="text">
      <style:text-properties fo:color="#000000" loext:opacity="100%" style:font-name="Arial" fo:font-size="12pt" officeooo:rsid="001e8838" style:font-size-asian="12pt" style:font-size-complex="12pt"/>
    </style:style>
    <style:style style:name="T17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19" style:family="text">
      <style:text-properties fo:color="#0066b3" loext:opacity="100%" style:font-name="Arial"/>
    </style:style>
    <style:style style:name="T20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21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23" style:family="text">
      <style:text-properties fo:color="#0066b3" loext:opacity="100%" style:font-name="Arial" fo:font-size="10pt" officeooo:rsid="001b8311" style:font-size-asian="10pt"/>
    </style:style>
    <style:style style:name="T24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25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26" style:family="text">
      <style:text-properties fo:font-weight="bold" fo:background-color="transparent" loext:char-shading-value="0" style:font-weight-asian="bold" style:font-weight-complex="bold"/>
    </style:style>
    <style:style style:name="T27" style:family="text">
      <style:text-properties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7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6389" style:font-size-asian="10pt"/>
    </style:style>
    <style:style style:name="T38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37"><text:span text:style-name="Fonte_20_parág._20_padrão"><text:span text:style-name="T29">S</text:span></text:span><text:span text:style-name="Fonte_20_parág._20_padrão"><text:span text:style-name="T28">istema </text:span></text:span><text:span text:style-name="Fonte_20_parág._20_padrão"><text:span text:style-name="T30">de </text:span></text:span><text:span text:style-name="Fonte_20_parág._20_padrão"><text:span text:style-name="T29">S</text:span></text:span><text:span text:style-name="Fonte_20_parág._20_padrão"><text:span text:style-name="T28">ubmissão </text:span></text:span><text:span text:style-name="Fonte_20_parág._20_padrão"><text:span text:style-name="T30">de </text:span></text:span><text:span text:style-name="Fonte_20_parág._20_padrão"><text:span text:style-name="T29">R</text:span></text:span><text:span text:style-name="Fonte_20_parág._20_padrão"><text:span text:style-name="T28">esumos </text:span></text:span><text:span text:style-name="Fonte_20_parág._20_padrão"><text:span text:style-name="T29">S</text:span></text:span><text:span text:style-name="Fonte_20_parág._20_padrão"><text:span text:style-name="T28">imples </text:span></text:span><text:span text:style-name="Fonte_20_parág._20_padrão"><text:span text:style-name="T38">(SBRS)</text:span></text:span></text:p>
      <text:p text:style-name="P42"><text:span text:style-name="Fonte_20_parág._20_padrão"><text:span text:style-name="T19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<text:span text:style-name="Fonte_20_parág._20_padrão"><text:span text:style-name="T15">Colinas do Tocantins </text:span></text:span></text:p>
      <text:p text:style-name="P34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<text:bookmark text:name="docs-internal-guid-7f4800c1-7fff-5c15-07bb-d45ebbee3388"/><text:span text:style-name="Fonte_20_parág._20_padrão"><text:span text:style-name="T38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2">,</text:span></text:span><text:span text:style-name="Fonte_20_parág._20_padrão"><text:span text:style-name="T24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2"><text:span text:style-name="Fonte_20_parág._20_padrão"><text:span text:style-name="T14">Professor: Dr. </text:span></text:span><text:span text:style-name="Fonte_20_parág._20_padrão"><text:span text:style-name="T36">R</text:span></text:span><text:span text:style-name="Fonte_20_parág._20_padrão"><text:span text:style-name="T37">onneesley</text:span></text:span><text:span text:style-name="Fonte_20_parág._20_padrão"><text:span text:style-name="T36"> M</text:span></text:span><text:span text:style-name="Fonte_20_parág._20_padrão"><text:span text:style-name="T37">oura</text:span></text:span><text:span text:style-name="Fonte_20_parág._20_padrão"><text:span text:style-name="T36"> T</text:span></text:span><text:span text:style-name="Fonte_20_parág._20_padrão"><text:span text:style-name="T37">eles</text:span></text:span></text:p>
      <text:p text:style-name="P32"><text:span text:style-name="Fonte_20_parág._20_padrão"><text:span text:style-name="T23"/></text:span></text:p>
      <text:p text:style-name="P32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/>
      <text:p text:style-name="P36"><text:span text:style-name="Fonte_20_parág._20_padrão"><text:span text:style-name="T16">Colinas do Tocantins</text:span></text:span></text:p>
      <text:p text:style-name="P35">2024</text:p>
      <text:p text:style-name="P35"/>
      <text:p text:style-name="P36"><text:span text:style-name="Fonte_20_parág._20_padrão"><text:span text:style-name="T19"/></text:span></text:p>
      <text:p text:style-name="P4"/>
      <text:p text:style-name="P3">RESUMO</text:p>
      <text:p text:style-name="P5"/>
      <text:p text:style-name="P23"><text:span text:style-name="Fonte_20_parág._20_padrão"><text:span text:style-name="T17">O</text:span></text:span><text:span text:style-name="Fonte_20_parág._20_padrão"><text:span text:style-name="T21"> </text:span></text:span><text:span text:style-name="Fonte_20_parág._20_padrão"><text:span text:style-name="T32">S</text:span></text:span><text:span text:style-name="Fonte_20_parág._20_padrão"><text:span text:style-name="T31">istema </text:span></text:span><text:span text:style-name="Fonte_20_parág._20_padrão"><text:span text:style-name="T33">de </text:span></text:span><text:span text:style-name="Fonte_20_parág._20_padrão"><text:span text:style-name="T32">S</text:span></text:span><text:span text:style-name="Fonte_20_parág._20_padrão"><text:span text:style-name="T31">ubmissão </text:span></text:span><text:span text:style-name="Fonte_20_parág._20_padrão"><text:span text:style-name="T33">de </text:span></text:span><text:span text:style-name="Fonte_20_parág._20_padrão"><text:span text:style-name="T32">R</text:span></text:span><text:span text:style-name="Fonte_20_parág._20_padrão"><text:span text:style-name="T31">esumos </text:span></text:span><text:span text:style-name="Fonte_20_parág._20_padrão"><text:span text:style-name="T32">S</text:span></text:span><text:span text:style-name="Fonte_20_parág._20_padrão"><text:span text:style-name="T31">imples </text:span></text:span><text:span text:style-name="Fonte_20_parág._20_padrão"><text:span text:style-name="T39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1">facilitar a participação e a organização de eventos acadêmicos e científicos. </text:span></text:span></text:p>
      <text:p text:style-name="P15"/>
      <text:p text:style-name="P44"><text:span text:style-name="Fonte_20_parág._20_padrão"><text:span text:style-name="T6">Palavras-chave: </text:span></text:span><text:span text:style-name="Fonte_20_parág._20_padrão"><text:span text:style-name="T18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19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9"><text:a xlink:type="simple" xlink:href="#__RefHeading___Toc2306_617560441" text:style-name="Index_20_Link" text:visited-style-name="Index_20_Link">Introdução<text:tab/>5</text:a></text:p>
          <text:p text:style-name="P39"><text:a xlink:type="simple" xlink:href="#__RefHeading___Toc2308_617560441" text:style-name="Index_20_Link" text:visited-style-name="Index_20_Link">Objetivo do sistema<text:tab/>5</text:a></text:p>
          <text:p text:style-name="P39"><text:a xlink:type="simple" xlink:href="#__RefHeading___Toc2310_617560441" text:style-name="Index_20_Link" text:visited-style-name="Index_20_Link">Justificativa<text:tab/>5</text:a></text:p>
          <text:p text:style-name="P39"><text:a xlink:type="simple" xlink:href="#__RefHeading___Toc2312_617560441" text:style-name="Index_20_Link" text:visited-style-name="Index_20_Link">Conclusão<text:tab/>6</text:a></text:p>
        </text:index-body>
      </text:table-of-content>
      <text:h text:style-name="Heading_20_1" text:outline-level="1"/>
      <text:p text:style-name="Standard"/>
      <text:p text:style-name="Standard"/>
      <text:h text:style-name="P46" text:outline-level="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6" text:outline-level="1"/>
      <text:h text:style-name="P46" text:outline-level="1"/>
      <text:h text:style-name="P47" text:outline-level="1"/>
      <text:h text:style-name="P48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1">A produção científica exige organização e atenção meticulosa aos detalhes, desde a coleta de dados até a formatação final do trabalho. O </text:span><text:span text:style-name="T42">SISTEMA DE SUBMISSÃO DE RESUMOS SIMPLES (SBRS),</text:span><text:span text:style-name="T40"> </text:span><text:span text:style-name="T41">foi criado para simplificar essa jornada, oferecendo um conjunto de ferramentas que otimizam o fluxo de trabalho do pesquisador.</text:span></text:p>
      <text:p text:style-name="P31"><text:line-break/></text:p>
      <text:h text:style-name="P49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1">O objetivo do sistema é </text:span><text:span text:style-name="T42">agilizar e otimizar a gestão de trabalhos científicos</text:span><text:span text:style-name="T41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49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5">Este trabalho tem como justificativa abordar a importância de um sistema de submissão de resumos simples</text:span><text:span text:style-name="T34"> </text:span><text:span text:style-name="T35">para facilitar a participação e a organização de eventos acadêmicos e científicos.</text:span><text:span text:style-name="T34"> </text:span><text:span text:style-name="T35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1">O SISTEMA DE SUBMISSÃO DE RESUMOS SIMPLES (SBRS)</text:span><text:span text:style-name="T40"> </text:span><text:span text:style-name="T41">se justifica por diversos motivos:</text:span></text:p>
      <text:list text:style-name="L1">
        <text:list-item>
          <text:p text:style-name="P50"><text:span text:style-name="T26">Economia de tempo e esforço:</text:span><text:span text:style-name="T27"> O sistema automatiza tarefas repetitivas, liberando tempo para que o pesquisador se concentre em atividades mais </text:span><text:soft-page-break/><text:span text:style-name="T27">produtivas.</text:span></text:p>
        </text:list-item>
        <text:list-item>
          <text:p text:style-name="P50"><text:span text:style-name="T26">Padronização e qualidade:</text:span><text:span text:style-name="T27"> A formatação automática garante que os trabalhos sigam as normas da ABNT, assegurando qualidade e profissionalismo.</text:span></text:p>
        </text:list-item>
        <text:list-item>
          <text:p text:style-name="P50"><text:span text:style-name="T26">Acessibilidade e organização:</text:span><text:span text:style-name="T27"> O sistema centraliza todas as informações do trabalho científico em um único local, facilitando o acesso e a organização.</text:span></text:p>
        </text:list-item>
        <text:list-item>
          <text:p text:style-name="P50"><text:span text:style-name="T26">Visibilidade e divulgação:</text:span><text:span text:style-name="T27"> A plataforma de publicação oferece maior visibilidade para os trabalhos científicos, aumentando o alcance da pesquisa.</text:span></text:p>
        </text:list-item>
        <text:list-item>
          <text:p text:style-name="P51">Sistema altamente suave e intuitivo para o usuário navegar.</text:p>
        </text:list-item>
      </text:list>
      <text:p text:style-name="P41"/>
      <text:p text:style-name="P31"><text:line-break/><text:line-break/></text:p>
      <text:h text:style-name="P49" text:outline-level="1"><text:bookmark-start text:name="__RefHeading___Toc2312_617560441"/>Conclusão<text:bookmark-end text:name="__RefHeading___Toc2312_617560441"/></text:h>
      <text:p text:style-name="P29"/>
      <text:p text:style-name="P12"><text:bookmark text:name="docs-internal-guid-d5bead52-7fff-3e0c-bb8b-50a460621471"/><text:span text:style-name="T41">O </text:span><text:span text:style-name="T42">SISTEMA DE SUBMISSÃO DE RESUMOS SIMPLES (SBRS)</text:span><text:span text:style-name="T40"> </text:span><text:span text:style-name="T41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5"/></text:span></text:p>
      <text:p text:style-name="P22"/>
      <text:p text:style-name="P26"/>
      <text:p text:style-name="P26"><text:span text:style-name="Fonte_20_parág._20_padrão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3-07T20:06:59.164000000</dc:date>
    <meta:print-date>2019-09-25T11:00:00Z</meta:print-date>
    <meta:editing-cycles>25</meta:editing-cycles>
    <meta:editing-duration>PT5H40M19S</meta:editing-duration>
    <meta:document-statistic meta:table-count="0" meta:image-count="1" meta:object-count="0" meta:page-count="6" meta:paragraph-count="39" meta:word-count="505" meta:character-count="3396" meta:non-whitespace-character-count="2919"/>
    <meta:user-defined meta:name="PublishingExpirationDate"/>
    <meta:user-defined meta:name="PublishingStartDate"/>
    <meta:user-defined meta:name="Resumo"/>
    <meta:template xlink:type="simple" xlink:actuate="onRequest" xlink:title="" xlink:href="../Template_TCC_versãoOpenOffice.odt/Normal"/>
  </office:meta>
</office:document-meta>
</file>